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5.985cm" style:rel-column-width="1638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1e6a39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8910" officeooo:paragraph-rsid="000089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fo:font-size="14pt" fo:font-weight="bold" officeooo:rsid="00008910" officeooo:paragraph-rsid="0000891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OLES ASP.NET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CONTROL</text:p>
          </table:table-cell>
          <table:table-cell table:style-name="Tabla1.A1" office:value-type="string">
            <text:p text:style-name="P2">PROPIEDADES</text:p>
          </table:table-cell>
          <table:table-cell table:style-name="Tabla1.A1" office:value-type="string">
            <text:p text:style-name="P2">PROCEDIMIENTOS</text:p>
          </table:table-cell>
          <table:table-cell table:style-name="Tabla1.D1" office:value-type="string">
            <text:p text:style-name="P2">OBSERVACIONES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0-14T11:35:56.316000000</dc:date>
    <meta:editing-duration>PT6M</meta:editing-duration>
    <meta:editing-cycles>1</meta:editing-cycles>
    <meta:document-statistic meta:table-count="1" meta:image-count="0" meta:object-count="0" meta:page-count="1" meta:paragraph-count="5" meta:word-count="6" meta:character-count="62" meta:non-whitespace-character-count="61"/>
  </office:meta>
</office:document-meta>
</file>